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A</math:mi>
      <math:mi math:fontstyle="italic">quick</math:mi>
      <math:mi math:fontstyle="italic">calculation</math:mi>
      <math:mi>:</math:mi>
      <math:mi math:fontstyle="italic">The</math:mi>
      <math:mi math:fontstyle="italic">quick</math:mi>
      <math:mi math:fontstyle="italic">brown</math:mi>
      <math:mi math:fontstyle="italic">fox</math:mi>
      <math:mfrac>
        <math:mi math:fontstyle="italic">jumps</math:mi>
        <math:mi math:fontstyle="italic">the</math:mi>
      </math:mfrac>
      <math:mi math:fontstyle="italic">lazy</math:mi>
      <math:mi math:fontstyle="italic">dog</math:mi>
    </math:mrow>
    <math:annotation math:encoding="StarMath 5.0">A quick calculation:
The quick brown fox jumps over the lazy dog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The quick brown fox jumps over the lazy dog</dc:title>
    <dc:subject>Gym class featuring a brown fox and lazy dog</dc:subject>
    <meta:creation-date>2006-01-27T11:55:22</meta:creation-date>
    <meta:keyword>Pangram</meta:keyword>
    <meta:keyword>fox</meta:keyword>
    <meta:keyword>dog</meta:keyword>
    <meta:editing-cycles>1</meta:editing-cycles>
    <meta:editing-duration>PT0S</meta:editing-duration>
    <meta:user-defined meta:name="Info 1">Text 1</meta:user-defined>
    <meta:user-defined meta:name="Info 2" meta:value-type="float">2</meta:user-defined>
    <meta:user-defined meta:name="Info 3" meta:value-type="boolean">false</meta:user-defined>
    <meta:user-defined meta:name="Info 4" meta:value-type="boolean">true</meta:user-defined>
  </office:meta>
</office:document-meta>
</file>